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1.405cm"/>
    </style:style>
    <style:style style:name="gr2" style:family="graphic" style:parent-style-name="standard">
      <style:graphic-properties draw:fill-color="#f04e4d" draw:textarea-horizontal-align="justify" draw:textarea-vertical-align="middle" draw:auto-grow-height="false" fo:min-height="1.518cm" fo:min-width="2.992cm"/>
    </style:style>
    <style:style style:name="gr3" style:family="graphic" style:parent-style-name="standard">
      <style:graphic-properties draw:fill-color="#f04e4d" draw:textarea-horizontal-align="justify" draw:textarea-vertical-align="middle" draw:auto-grow-height="false" fo:min-height="1.305cm" fo:min-width="3.19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284cm" fo:min-width="3.179cm"/>
    </style:style>
    <style:style style:name="gr6" style:family="graphic" style:parent-style-name="standard">
      <style:graphic-properties draw:textarea-horizontal-align="justify" draw:textarea-vertical-align="middle" draw:auto-grow-height="false" fo:min-height="2.115cm" fo:min-width="2.976cm"/>
    </style:style>
    <style:style style:name="gr7" style:family="graphic" style:parent-style-name="standard">
      <style:graphic-properties draw:fill-color="#ef413d" draw:textarea-horizontal-align="justify" draw:textarea-vertical-align="middle" draw:auto-grow-height="false" fo:min-height="2.082cm" fo:min-width="3.21cm"/>
    </style:style>
    <style:style style:name="gr8" style:family="graphic" style:parent-style-name="standard">
      <style:graphic-properties draw:textarea-horizontal-align="justify" draw:textarea-vertical-align="middle" draw:auto-grow-height="false" fo:min-height="1.251cm" fo:min-width="3.119cm"/>
    </style:style>
    <style:style style:name="gr9" style:family="graphic" style:parent-style-name="objectwithoutfill">
      <style:graphic-properties svg:stroke-width="0.106cm" svg:stroke-color="#ef413d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svg:stroke-color="#21409a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f04e4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f413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5" draw:id="id5" draw:layer="layout" svg:width="1.905cm" svg:height="1.27cm" svg:x="24.522cm" svg:y="7.066cm">
          <text:p text:style-name="P1">Violons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3.492cm" svg:height="1.768cm" svg:x="30.728cm" svg:y="3.5cm">
          <text:p text:style-name="P1">Trompette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3.696cm" svg:height="1.555cm" svg:x="30.798cm" svg:y="15.406cm">
          <text:p text:style-name="P1">Cor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0.001cm" svg:y1="25.593cm" svg:x2="35.279cm" svg:y2="25.593cm">
          <text:p/>
        </draw:line>
        <draw:custom-shape draw:style-name="gr5" draw:text-style-name="P1" xml:id="id4" draw:id="id4" draw:layer="layout" svg:width="3.679cm" svg:height="1.534cm" svg:x="19.16cm" svg:y="12.605cm">
          <text:p text:style-name="P1">Alto</text:p>
          <draw:enhanced-geometry svg:viewBox="0 0 21600 21600" draw:type="rectangle" draw:enhanced-path="M 0 0 L 21600 0 21600 21600 0 21600 0 0 Z N"/>
        </draw:custom-shape>
        <draw:custom-shape draw:style-name="gr6" draw:text-style-name="P1" xml:id="id1" draw:id="id1" draw:layer="layout" svg:width="3.476cm" svg:height="2.365cm" svg:x="2.889cm" svg:y="6.985cm">
          <text:p text:style-name="P1">Cellos</text:p>
          <draw:enhanced-geometry svg:viewBox="0 0 21600 21600" draw:type="rectangle" draw:enhanced-path="M 0 0 L 21600 0 21600 21600 0 21600 0 0 Z N"/>
        </draw:custom-shape>
        <draw:custom-shape draw:style-name="gr7" draw:text-style-name="P4" xml:id="id2" draw:id="id2" draw:layer="layout" svg:width="3.71cm" svg:height="2.332cm" svg:x="7.69cm" svg:y="12.059cm">
          <text:p text:style-name="P1">Piano</text:p>
          <draw:enhanced-geometry svg:viewBox="0 0 21600 21600" draw:type="rectangle" draw:enhanced-path="M 0 0 L 21600 0 21600 21600 0 21600 0 0 Z N"/>
        </draw:custom-shape>
        <draw:custom-shape draw:style-name="gr8" draw:text-style-name="P1" xml:id="id3" draw:id="id3" draw:layer="layout" svg:width="3.619cm" svg:height="1.501cm" svg:x="13.236cm" svg:y="7.107cm">
          <text:p text:style-name="P1">CteBasse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curve" svg:x1="6.365cm" svg:y1="8.167cm" svg:x2="7.69cm" svg:y2="13.225cm" draw:start-shape="id1" draw:start-glue-point="1" draw:end-shape="id2" draw:end-glue-point="3" svg:d="M6365 8167c994 0 332 5058 1325 5058" svg:viewBox="0 0 1326 5059">
          <text:p text:style-name="P1"/>
        </draw:connector>
        <draw:connector draw:style-name="gr10" draw:text-style-name="P3" draw:layer="layout" draw:type="curve" svg:x1="11.4cm" svg:y1="13.225cm" svg:x2="13.236cm" svg:y2="7.857cm" draw:start-shape="id2" draw:end-shape="id3" svg:d="M11400 13225c1377 0 459-5368 1836-5368" svg:viewBox="0 0 1837 5369">
          <text:p text:style-name="P1">12</text:p>
        </draw:connector>
        <draw:connector draw:style-name="gr10" draw:text-style-name="P3" draw:layer="layout" draw:type="curve" svg:x1="16.855cm" svg:y1="7.857cm" svg:x2="19.16cm" svg:y2="13.372cm" draw:start-shape="id3" draw:end-shape="id4" svg:d="M16855 7857c1728 0 576 5515 2305 5515" svg:viewBox="0 0 2306 5516">
          <text:p text:style-name="P1">12</text:p>
        </draw:connector>
        <draw:connector draw:style-name="gr10" draw:text-style-name="P3" draw:layer="layout" draw:type="curve" svg:x1="22.839cm" svg:y1="13.372cm" svg:x2="24.522cm" svg:y2="7.701cm" draw:start-shape="id4" draw:start-glue-point="1" draw:end-shape="id5" draw:end-glue-point="3" svg:d="M22839 13372c1204 0 363-5671 1683-5671" svg:viewBox="0 0 1684 5672">
          <text:p text:style-name="P1">12</text:p>
        </draw:connector>
        <draw:connector draw:style-name="gr10" draw:text-style-name="P3" draw:layer="layout" draw:type="curve" svg:x1="26.427cm" svg:y1="7.701cm" svg:x2="30.728cm" svg:y2="4.384cm" draw:start-shape="id5" draw:end-shape="id6" svg:d="M26427 7701c3273 0 1123-3317 4301-3317" svg:viewBox="0 0 4302 3318">
          <text:p text:style-name="P1">12</text:p>
        </draw:connector>
        <draw:connector draw:style-name="gr10" draw:text-style-name="P3" draw:layer="layout" draw:type="curve" svg:x1="26.427cm" svg:y1="7.701cm" svg:x2="30.798cm" svg:y2="16.183cm" draw:start-shape="id5" draw:end-shape="id7" draw:end-glue-point="3" svg:d="M26427 7701c3325 0 1140 8482 4371 8482" svg:viewBox="0 0 4372 8483">
          <text:p text:style-name="P1">12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5.278cm" fo:page-height="24.6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8T10:49:30.239000000</meta:creation-date>
    <dc:date>2019-08-28T15:43:57.075000000</dc:date>
    <meta:editing-duration>PT12H52M36S</meta:editing-duration>
    <meta:editing-cycles>28</meta:editing-cycles>
    <meta:generator>LibreOffice/6.0.6.2$Windows_X86_64 LibreOffice_project/0c292870b25a325b5ed35f6b45599d2ea4458e77</meta:generator>
    <meta:document-statistic meta:object-count="14"/>
  </office:meta>
</office:document-meta>
</file>